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>
      <style:table-properties style:width="16.96cm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Gill Sans MT_CCJU1"/>
    </style:style>
    <style:style style:name="P2" style:family="paragraph" style:parent-style-name="Standard">
      <style:text-properties style:font-name="Gill Sans MT_CCJU1" fo:font-weight="bold" style:font-weight-asian="bold" style:font-weight-complex="bold"/>
    </style:style>
    <style:style style:name="P3" style:family="paragraph" style:parent-style-name="Table_20_Contents">
      <style:text-properties style:font-name="Gill Sans MT_CCJU1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style:font-name="Gill Sans MT_CCJU1" fo:font-size="6pt" style:font-size-asian="6pt" style:font-size-complex="6pt"/>
    </style:style>
    <style:style style:name="P5" style:family="paragraph" style:parent-style-name="Table_20_Contents">
      <style:text-properties style:font-name="Gill Sans MT_CCJU1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Gill Sans MT_CCJU1" fo:font-size="11pt" style:font-size-asian="11pt" style:font-size-complex="11pt"/>
    </style:style>
    <style:style style:name="P7" style:family="paragraph" style:parent-style-name="Table_20_Contents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Gill Sans MT_CCJU1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5">%{ligneStandard}%%=LIBELLE=%</text:p>
          </table:table-cell>
          <table:table-cell table:style-name="tabPrestVerses.A1" office:value-type="string">
            <text:p text:style-name="P6">%=MOISA=%</text:p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MONTANT=%</text:p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  <table:table-row table:style-name="tabPrestVerses.1"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</table:table-row>
        <table:table-row table:style-name="tabPrestVerses.1">
          <table:table-cell table:style-name="tabPrestVerses.A1" office:value-type="string">
            <text:p text:style-name="P7">%{ligneTotal}%%=LIBELLE=%</text:p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8">%=CHF=%</text:p>
          </table:table-cell>
          <table:table-cell table:style-name="tabPrestVerses.A1" office:value-type="string">
            <text:p text:style-name="P8">%=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1-19T15:44:28.36</dc:date>
    <meta:editing-cycles>19</meta:editing-cycles>
    <meta:editing-duration>PT32M3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